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4d2" officeooo:paragraph-rsid="00139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48:02.543119172</meta:creation-date>
    <dc:date>2023-10-21T15:48:32.417154718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